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tableBoolean.MutableBoolean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bleBoolean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tableBoolean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Boolean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Boolean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Boolean.boolea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Boolean.MutableBoolean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bleBoolean.compareTo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utableBoolean.setValu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Boolea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Boolean.Mutable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